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647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341cm" fo:break-before="auto" style:use-optimal-row-height="true"/>
    </style:style>
    <style:style style:name="ro5" style:family="table-row">
      <style:table-row-properties style:row-height="0.9cm" fo:break-before="auto" style:use-optimal-row-height="true"/>
    </style:style>
    <style:style style:name="ro6" style:family="table-row">
      <style:table-row-properties style:row-height="1.535cm" fo:break-before="auto" style:use-optimal-row-height="true"/>
    </style:style>
    <style:style style:name="ro7" style:family="table-row">
      <style:table-row-properties style:row-height="1.729cm" fo:break-before="auto" style:use-optimal-row-height="true"/>
    </style:style>
    <style:style style:name="ro8" style:family="table-row">
      <style:table-row-properties style:row-height="2.17cm" fo:break-before="auto" style:use-optimal-row-height="true"/>
    </style:style>
    <style:style style:name="ro9" style:family="table-row">
      <style:table-row-properties style:row-height="0.69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0.658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605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4.316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895cm" fo:break-before="auto" style:use-optimal-row-height="true"/>
    </style:style>
    <style:style style:name="ro21" style:family="table-row">
      <style:table-row-properties style:row-height="1.789cm" fo:break-before="auto" style:use-optimal-row-height="true"/>
    </style:style>
    <style:style style:name="ro22" style:family="table-row">
      <style:table-row-properties style:row-height="0.921cm" fo:break-before="auto" style:use-optimal-row-height="true"/>
    </style:style>
    <style:style style:name="ro23" style:family="table-row">
      <style:table-row-properties style:row-height="3.08cm" fo:break-before="auto" style:use-optimal-row-height="true"/>
    </style:style>
    <style:style style:name="ro24" style:family="table-row">
      <style:table-row-properties style:row-height="2.369cm" fo:break-before="auto" style:use-optimal-row-height="true"/>
    </style:style>
    <style:style style:name="ro25" style:family="table-row">
      <style:table-row-properties style:row-height="2.473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2.08cm" fo:break-before="auto" style:use-optimal-row-height="true"/>
    </style:style>
    <style:style style:name="ro28" style:family="table-row">
      <style:table-row-properties style:row-height="3.159cm" fo:break-before="auto" style:use-optimal-row-height="true"/>
    </style:style>
    <style:style style:name="ro29" style:family="table-row">
      <style:table-row-properties style:row-height="7.87cm" fo:break-before="auto" style:use-optimal-row-height="true"/>
    </style:style>
    <style:style style:name="ro30" style:family="table-row">
      <style:table-row-properties style:row-height="2.106cm" fo:break-before="auto" style:use-optimal-row-height="true"/>
    </style:style>
    <style:style style:name="ro31" style:family="table-row">
      <style:table-row-properties style:row-height="7.16cm" fo:break-before="auto" style:use-optimal-row-height="true"/>
    </style:style>
    <style:style style:name="ro32" style:family="table-row">
      <style:table-row-properties style:row-height="4.159cm" fo:break-before="auto" style:use-optimal-row-height="true"/>
    </style:style>
    <style:style style:name="ro33" style:family="table-row">
      <style:table-row-properties style:row-height="4.133cm" fo:break-before="auto" style:use-optimal-row-height="true"/>
    </style:style>
    <style:style style:name="ro34" style:family="table-row">
      <style:table-row-properties style:row-height="0.623cm" fo:break-before="auto" style:use-optimal-row-height="true"/>
    </style:style>
    <style:style style:name="ro35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name-complex="Tahoma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">
            <text:p>0707 <text:s/>104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">
            <text:p>0707 <text:s/>104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">
            <text:p>0707 <text:s/>104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">
            <text:p>0707 <text:s/>104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1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3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4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4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4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4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4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6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6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6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6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6">
            <text:p>0707 <text:s/>10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6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6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8">
            <text:p>0707 <text:s/>10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9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9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9">
            <text:p>0707 <text:s/>104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9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9">
            <text:p>0707 <text:s/>104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9">
            <text:p>0707 <text:s/>104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9">
            <text:p>0707 <text:s/>10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9">
            <text:p>0707 <text:s/>104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39">
            <text:p>0707 <text:s/>104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41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41">
            <text:p>0707 <text:s/>104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41">
            <text:p>0707 <text:s/>10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41">
            <text:p>0707 <text:s/>10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41">
            <text:p>0707 <text:s/>10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41">
            <text:p>0707 <text:s/>10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41">
            <text:p>0707 <text:s/>10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41">
            <text:p>0707 <text:s/>104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7T10:46:47.41">
            <text:p>0707 <text:s/>1046</text:p>
          </table:table-cell>
          <table:table-cell table:number-columns-repeated="1011"/>
        </table:table-row>
        <table:table-row table:style-name="ro10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7T10:46:47.41">
            <text:p>0707 <text:s/>104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7T10:46:47.41">
            <text:p>2021/7/7 10:4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7T10:46:47.41">
            <text:p>0707 <text:s/>1046</text:p>
          </table:table-cell>
          <table:table-cell table:style-name="ce7" table:formula="of:=NOW()" office:value-type="date" office:date-value="2021-07-07T10:46:47.41">
            <text:p>0707 <text:s/>104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7T10:46:47.41">
            <text:p>0707 <text:s/>104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0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49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4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49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49">
            <text:p>0707 <text:s/>104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3" office:value-type="string" table:number-columns-spanned="2" table:number-rows-spanned="1">
            <text:p>yawm'al'dhamaI / a'raabiAI / h^uzayir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4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2" office:value-type="string" table:number-columns-spanned="2" table:number-rows-spanned="1">
            <text:p>chaharoom / juw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2" office:value-type="string">
            <text:p>al'xaamis / h^aziyraan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2" office:value-type="string">
            <text:p>dhuw'an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2"/>
          <table:table-cell table:style-name="ce22" office:value-type="string">
            <text:p>yesterday, it was the seven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2" office:value-type="string">
            <text:p>ishraba / al'qah'wata</text:p>
          </table:table-cell>
          <table:table-cell table:style-name="ce22" office:value-type="string">
            <text:p>i drink coffee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2" office:value-type="string">
            <text:p>kah'we / mei-nuw'shaam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2" office:value-type="string" table:number-columns-spanned="2" table:number-rows-spanned="1">
            <text:p>사랑에서 떠나서는 안된다.</text:p>
          </table:table-cell>
          <table:covered-table-cell table:style-name="ce22"/>
          <table:table-cell table:style-name="ce24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2" office:value-type="string" table:number-columns-spanned="2" table:number-rows-spanned="1">
            <text:p>사랑의 대신이 될 수 있는 건, 이 우주에서는 없다.</text:p>
          </table:table-cell>
          <table:covered-table-cell table:style-name="ce22"/>
          <table:table-cell table:style-name="ce24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2"/>
          <table:table-cell table:style-name="ce22" office:value-type="string">
            <text:p>it was wednesday, the nin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2" office:value-type="string">
            <text:p>akala'l'ruzi / anahum / ya'akuluwna'l'uruza. / kadzaalika</text:p>
          </table:table-cell>
          <table:table-cell table:style-name="ce22" office:value-type="string">
            <text:p>I eat rice. they eat rice, as well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2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2" office:value-type="string">
            <text:p>ghadzoo[food / xuwr[eat</text:p>
          </table:table-cell>
          <table:table-cell table:style-name="ce22" office:value-type="string">
            <text:p>cats eat food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3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3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 office:value-type="string">
            <text:p>it is not good. it is bad. please don't do it. please stop it.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3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3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3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2" office:value-type="string" table:number-columns-spanned="2" table:number-rows-spanned="1">
            <text:p>it was thursday, the tenth of june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5">
            <text:p>0707 <text:s/>10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5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2"/>
          <table:table-cell table:style-name="ce22" office:value-type="string">
            <text:p>it was thursday, the tenth of june.</text:p>
          </table:table-cell>
          <table:table-cell table:style-name="ce24"/>
          <table: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5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5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2" office:value-type="string">
            <text:p>astax'dimu / a'daraadhata / kul / yaomen</text:p>
          </table:table-cell>
          <table:table-cell table:style-name="ce22" office:value-type="string">
            <text:p>I use bicycle,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5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2" office:value-type="string">
            <text:p>har / fluwt / dhapaniy / miy'zanam</text:p>
          </table:table-cell>
          <table:table-cell table:style-name="ce22" office:value-type="string">
            <text:p>I play japanese flute,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5">
            <text:p>0707 <text:s/>104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5">
            <text:p>0707 <text:s/>104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5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5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2" office:value-type="string">
            <text:p>昔、犬を飼っていました。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5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2" office:value-type="string" table:number-columns-spanned="2" table:number-rows-spanned="1">
            <text:p>h^aziyr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2" office:value-type="string">
            <text:p>alkol / miy'nuwsham</text:p>
          </table:table-cell>
          <table:table-cell table:style-name="ce22" office:value-type="string">
            <text:p>I drink alcohol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 office:value-type="string">
            <text:p>it is good. you are doing well. please do it. please continue it. / please do it again.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6">
            <text:p>0707 <text:s/>10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8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8">
            <text:p>0707 <text:s/>104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8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8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2" office:value-type="string" table:number-columns-spanned="2" table:number-rows-spanned="1">
            <text:p>hedh'dahom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8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2" office:value-type="string">
            <text:p>ism'ka / ushkur'ka</text:p>
          </table:table-cell>
          <table:table-cell table:style-name="ce22" office:value-type="string">
            <text:p>what is your name? thank you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8">
            <text:p>0707 <text:s/>104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2" office:value-type="string">
            <text:p>ism / shumaa[name / chiyst / muta'shakkiram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8">
            <text:p>0707 <text:s/>104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8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 office:value-type="string">
            <text:p>ここには、ロープが張られていない。落ちます。危険です。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8">
            <text:p>0707 <text:s/>10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8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9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9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9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9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59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1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1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1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1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1">
            <text:p>0707 <text:s/>104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1">
            <text:p>0707 <text:s/>104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1">
            <text:p>0707 <text:s/>104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1">
            <text:p>0707 <text:s/>1046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2" office:value-type="string">
            <text:p>njak njen cha.k'loo</text:p>
          </table:table-cell>
          <table:table-cell table:style-name="ce22" office:value-type="string">
            <text:p>you are kind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3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3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3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3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3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2" office:value-type="string" table:number-columns-spanned="2" table:number-rows-spanned="1">
            <text:p>why his nose is bleeding? / because an iron rod fell on his nose 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3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2" office:value-type="string" table:number-columns-spanned="2" table:number-rows-spanned="1">
            <text:p>why his head is bleeding? where did he hit his head, when?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3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2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2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2"/>
          <table:table-cell table:style-name="ce22" office:value-type="string">
            <text:p>it was thursday, the twenty-forth of june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2" office:value-type="string">
            <text:p>na'yama[not come</text:p>
          </table:table-cell>
          <table:table-cell table:style-name="ce22" office:value-type="string">
            <text:p>it did not rain yester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2" office:value-type="string" table:number-columns-spanned="2" table:number-rows-spanned="1">
            <text:p>ishtaraytu[bought / ta'kirata[ticket / qit^aari[train / amse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2" table:number-columns-repeated="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2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4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2" office:value-type="string" table:number-columns-spanned="2" table:number-rows-spanned="1">
            <text:p>can you hold his arm? please hold his bod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6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6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6">
            <text:p>0707 <text:s/>10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6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6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2" office:value-type="string" table:number-columns-spanned="2" table:number-rows-spanned="1">
            <text:p>休みの日。何をしますか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6">
            <text:p>0707 <text:s/>1046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7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9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9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9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9">
            <text:p>0707 <text:s/>10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69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2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2" office:value-type="string" table:number-columns-spanned="2" table:number-rows-spanned="1">
            <text:p>it takes another 2 hours. / I am sor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2" office:value-type="string" table:number-columns-spanned="2" table:number-rows-spanned="1">
            <text:p>ここに穴があります。危ないです。板を置き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2" office:value-type="string" table:number-columns-spanned="2" table:number-rows-spanned="1">
            <text:p>病院に行きます。救急車を呼び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2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2" office:value-type="string">
            <text:p>a'thaamini</text:p>
          </table:table-cell>
          <table:table-cell table:style-name="ce22" office:value-type="string">
            <text:p>it was monday, the twenty-eigh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2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2">
            <text:p>0707 <text:s/>104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2" office:value-type="string" table:number-columns-spanned="2" table:number-rows-spanned="1">
            <text:p>今日は、雨が降ります。傘を持っています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3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3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3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3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54">
            <text:p>1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1T09:28:54.22">
            <text:p>0701</text:p>
          </table:table-cell>
          <table:table-cell table:style-name="ce9" office:value-type="string">
            <text:p>v-35</text:p>
          </table:table-cell>
          <table:table-cell table:style-name="ce18" office:value-type="string">
            <text:p>tôi sẽ đi lên lầu. / tôi đã đến từ tầng dưới. / có cầu thang không? / đi thẳng, và, bạn sẽ tìm thấy nó ơ bên trái của bạn. có thể là ơ bên phải.</text:p>
          </table:table-cell>
          <table:table-cell table:style-name="ce22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3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모두. (1) 미케도 먼저부터 옹벽에. (2) 크로는 먼저 지상에. "평평 장소" 에 있었다. &lt;2&gt; 미케가 자꾸 울리고 있었기 때문에, 크로를 안아하고 항상의 제자리으로 달려갔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3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trzydziesty czerwca.</text:p>
          </table:table-cell>
          <table:table-cell table:style-name="ce22" office:value-type="string" table:number-columns-spanned="2" table:number-rows-spanned="1">
            <text:p>it was wednesday, the thirtieth of june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3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mpozycja melodii, jedna. kompozycja "atom"-a, jedna. (2) "kan" : "kan"-y na drugim i trzecim dziurze. te przychodzili nieźle. ciała fluta, całe to, wibrowało. &lt;2&gt; co do ust, mięśni której był bardziej stabilne podczas dmuchani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3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ربعاء، الثلاثين من حزيران.</text:p>
          </table:table-cell>
          <table:table-cell table:style-name="ce22" office:value-type="string" table:number-columns-spanned="2" table:number-rows-spanned="1">
            <text:p>a'thalaathiyna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3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سی ام ماه ژوئن</text:p>
          </table:table-cell>
          <table:table-cell table:style-name="ce22" office:value-type="string" table:number-columns-spanned="2" table:number-rows-spanned="1">
            <text:p>siy oom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3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0">
            <text:p>16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3T11:50:52.98">
            <text:p>0703</text:p>
          </table:table-cell>
          <table:table-cell table:style-name="ce9" office:value-type="string">
            <text:p>v1-62</text:p>
          </table:table-cell>
          <table:table-cell table:style-name="ce18" office:value-type="string">
            <text:p>đổ[pour bê tông <text:s/>xung[around~1 quanh thang máy.</text:p>
          </table:table-cell>
          <table:table-cell table:style-name="ce22" office:value-type="string" table:number-columns-spanned="2" table:number-rows-spanned="1">
            <text:p>エレベーターの周りに、コンクリートを入れ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5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2">
            <text:p>2</text:p>
          </table:table-cell>
          <table:table-cell table:style-name="ce6"/>
          <table:table-cell table:style-name="ce9" office:value-type="string">
            <text:p>v2-26</text:p>
          </table:table-cell>
          <table:table-cell table:style-name="ce18" office:value-type="string">
            <text:p>hôm nay trời không có mây. / nó rất nóng. / say nắng. / tôi uống nước nhiều.</text:p>
          </table:table-cell>
          <table:table-cell table:style-name="ce22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5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두 마리. / (2) 비가 좀 내리고 있었다. &lt;2&gt; 우산을 쓰지 않아고 어떻게[なんとか~1 든 된다. 그런 정도. &lt;3&gt; 때때로, 뿔뿔이[バラバラ 처럼 빗방울[雨滴들의 덩어리[塊가 내려온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5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63">
            <text:p>163</text:p>
          </table:table-cell>
          <table:table-cell table:style-name="ce3" table:formula="of:=[.B16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모두 옹벽에 나왔다. &lt;2&gt; 페이스트. 우산을 그들의 위에 둔다. &lt;3&gt; 이 때, 내가 우산을 옹벽 아래에서 열면, 미케는 울타리 속으로 도망쳐 버렸다. &lt;4&gt; 미케에게는 울타리를 통해 고체를 주었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5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 table:number-columns-spanned="2" table:number-rows-spanned="1">
            <text:p>był piątek, drugi lipca</text:p>
          </table:table-cell>
          <table:covered-table-cell table:style-name="ce22"/>
          <table:table-cell table:style-name="ce22" office:value-type="string">
            <text:p>it was the second of july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7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(1) shino : poszedłem do pracy wczoraj. wrócałem do domu około szóstej dziesiątej, wieczorem. / (2) zaczyłem sesję około szóstej trzydzieści. &lt;2&gt; kompozycję, nie zrobiłem. &lt;3&gt; dźwięki "kan"-u. znowu, trochę, bardziej stabilny, móy ust. podczas dmuchania, mięśni ust pozostali zaciśnięte przed dłuższym czasu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7">
            <text:p>0707 <text:s/>104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1) pierwszym razem, kiedy cię spotkałem , wtedy, mieliśmy nie internetu, jak wiesz. &lt;2&gt; nie małem swojego osobistego[personal "komputera osobistego" / (2) jeśli chcę zajrzeć[look-into do pewnego polskiego słowa, musiałem przerzucić[flip strony słownika.</text:p>
          </table:table-cell>
          <table:table-cell table:style-name="ce22" office:value-type="string" table:number-columns-spanned="2" table:number-rows-spanned="1">
            <text:p>first time I met you. we did not have internet back then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7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4T09:24:17.510001">
            <text:p>0704</text:p>
          </table:table-cell>
          <table:table-cell table:style-name="ce9" office:value-type="string">
            <text:p>v-63</text:p>
          </table:table-cell>
          <table:table-cell table:style-name="ce18" office:value-type="string">
            <text:p>bây[now~1 giờ, ở đây, xin vui lòng, đập vào tường. / công[this-work~2 việc này khiến[make tôi mệt[tired~1 mỏi. / (2) cám ơn sự[history làm việc chăm[hard-work~1 chỉ của bạn</text:p>
          </table:table-cell>
          <table:table-cell table:style-name="ce22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7">
            <text:p>0707 <text:s/>104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7">
            <text:p>0707 <text:s/>1046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7">
            <text:p>0707 <text:s/>104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7">
            <text:p>0707 <text:s/>104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21" office:value-type="string">
            <text:p>អ្នក.មានចិត្ត.ល្អ.។ </text:p>
          </table:table-cell>
          <table:table-cell table:style-name="ce22" office:value-type="string">
            <text:p>nja_k / mjen-cha_t / k'loo</text:p>
          </table:table-cell>
          <table:table-cell table:style-name="ce22" office:value-type="string">
            <text:p>you are kind → <text:s/>/ you / have a mind / good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7">
            <text:p>0707 <text:s/>104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h-5</text:p>
          </table:table-cell>
          <table:table-cell table:style-name="ce21" office:value-type="string">
            <text:p>អ្នក។</text:p>
          </table:table-cell>
          <table:table-cell table:style-name="ce22" office:value-type="string">
            <text:p>nja_k</text:p>
          </table:table-cell>
          <table:table-cell table:style-name="ce22" office:value-type="string">
            <text:p>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7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크로만. / 수영장 서 쪽으로도 갔지만, 미케는 없어. / 크로에게 페이스트 한 봉지 모두 주었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8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trzeci lip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8">
            <text:p>0707 <text:s/>1046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prosto, ćwiczenie. żadna kompozycja. / (2) "kan". aż do szóstego dziury. &lt;2&gt; kształt warg. warga dolna, kształt której, to raczej bardziej płaska[flat niż wcześniej myślałem. &lt;3&gt; co do wargi górnej, kształt której zmienia się w zależności[depend od dziury, w którą dmuchasz. &lt;4&gt; także, zauważyłem, że kiedy dmucham na dziurę, ciśnienie[pressure powietza w dziurze wzrasta[increase. &lt;5&gt; możliwe, że <text:s/>jak dotąd, kiedy wydmucham dźwięków "kan"-u, dźwięki rozpadają[fall-apart się, tzn., rozpryskują[spatter. &lt;6&gt; zjawisko[phenomena to, moż być spowodowane[caused zmiennym kształtem warga górna, którym spowodowanym ciśnieniem powietrz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8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5T08:30:27.4">
            <text:p>0705</text:p>
          </table:table-cell>
          <table:table-cell table:style-name="ce9" office:value-type="string">
            <text:p>v-25</text:p>
          </table:table-cell>
          <table:table-cell table:style-name="ce18" office:value-type="string">
            <text:p>hôm nay, gió[wind thổi[blow mạnh[strong. / trời là rất lạnh[cold. lạnh quá[very. / trời mưa[rain. trời đang mưa. có[maybe~1 thể trời mưa. trời mưa, cố thể.</text:p>
          </table:table-cell>
          <table:table-cell table:style-name="ce22" office:value-type="string" table:number-columns-spanned="2" table:number-rows-spanned="1">
            <text:p>今日は、風が吹いている。とても寒いです。雨が降る。雨が降るかも知れませ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8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7">
            <text:p>177</text:p>
          </table:table-cell>
          <table:table-cell table:style-name="ce3" table:formula="of:=[.B177]+1" office:value-type="float" office:value="2">
            <text:p>2</text:p>
          </table:table-cell>
          <table:table-cell table:style-name="ce6"/>
          <table:table-cell table:style-name="ce9" office:value-type="string">
            <text:p>v-24</text:p>
          </table:table-cell>
          <table:table-cell table:style-name="ce18" office:value-type="string">
            <text:p>hôm nay, chúng tôi có rất nhiều bê tông. / khi nào thì kết[end~1 thúc? / đó là một ngày dài. / nó nhiều hơn[more một chú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</text:p>
          </table:table-cell>
          <table:covered-table-cell table:style-name="ce22" office:value-type="string">
            <text:p>今日は、コンクリートがとても多い。いつ終わるか？長い一日です。あと少しです。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8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8">
            <text:p>178</text:p>
          </table:table-cell>
          <table:table-cell table:style-name="ce3" table:formula="of:=[.B17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비가 내리고 있었다. 크로는, 하지만, 옹벽에 나오고 있었다. &lt;2&gt; 우산을 두었다. (2) 미케는 잠시 후 왔다. &lt;2&gt; 울타리를 통해 페이스트를 준다. &lt;3&gt; 종이 통을 사용해 고체도. (3) 크로는 먼저 지상에도 내려왔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8">
            <text:p>0707 <text:s/>104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79">
            <text:p>179</text:p>
          </table:table-cell>
          <table:table-cell table:style-name="ce3" table:formula="of:=[.B179]+1" office:value-type="float" office:value="4">
            <text:p>4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21" office:value-type="string">
            <text:p>ល្អ / មិនល្អ</text:p>
          </table:table-cell>
          <table:table-cell table:style-name="ce22" office:value-type="string">
            <office:annotation office:display="true" draw:style-name="gr1" draw:text-style-name="P2" svg:width="2.899cm" svg:height="4.151cm" svg:x="28.457cm" svg:y="365.669cm" draw:caption-point-x="-4.254cm" draw:caption-point-y="1.642cm">
              <dc:creator>ik</dc:creator>
              <dc:date>2021-07-05T00:00:00</dc:date>
              <text:p text:style-name="P1"><text:span text:style-name="T1">khmer, tone number → kangtonese</text:span></text:p>
              <text:p text:style-name="P1"><text:span text:style-name="T1">1 high,flat</text:span></text:p>
              <text:p text:style-name="P1"><text:span text:style-name="T1">2 high,up</text:span></text:p>
              <text:p text:style-name="P1"><text:span text:style-name="T1">3 middle,flat</text:span></text:p>
              <text:p text:style-name="P1"><text:span text:style-name="T1">4 low,down</text:span></text:p>
              <text:p text:style-name="P1"><text:span text:style-name="T1">5 low,up</text:span></text:p>
              <text:p text:style-name="P1"><text:span text:style-name="T1">6 low,flat</text:span></text:p>
              <text:p text:style-name="P1"><text:span text:style-name="T1"/></text:p>
            </office:annotation>
            <text:p>lao5 / man6-lao5</text:p>
          </table:table-cell>
          <table:table-cell table:style-name="ce22" office:value-type="string">
            <text:p>good / not good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8">
            <text:p>0707 <text:s/>1046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80">
            <text:p>180</text:p>
          </table:table-cell>
          <table:table-cell table:style-name="ce3" table:formula="of:=[.B180]+1" office:value-type="float" office:value="5">
            <text:p>5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3 au6-kon1</text:p>
          </table:table-cell>
          <table:table-cell table:style-name="ce22" office:value-type="string">
            <text:p>thank 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78">
            <text:p>0707 <text:s/>104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81">
            <text:p>181</text:p>
          </table:table-cell>
          <table:table-cell table:style-name="ce3" table:formula="of:=[.B181]+1" office:value-type="float" office:value="6">
            <text:p>6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ឈ្មោះ។ ​​​ឈ្មោះ​。របស់​អ្នក។</text:p>
          </table:table-cell>
          <table:table-cell table:style-name="ce22" office:value-type="string">
            <text:p>ch6-moo3[name / ro6_b-wan3-ne_k6[yours</text:p>
          </table:table-cell>
          <table:table-cell table:style-name="ce22" office:value-type="string">
            <text:p>name. your name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">
            <text:p>0707 <text:s/>1046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82">
            <text:p>182</text:p>
          </table:table-cell>
          <table:table-cell table:style-name="ce3" table:formula="of:=[.B182]+1" office:value-type="float" office:value="7">
            <text:p>7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19" office:value-type="string">
            <text:p>មួកសុវត្ថិភាព។ /​ មួកសុវត្ថិភាព。របស់អ្នក។</text:p>
          </table:table-cell>
          <table:table-cell table:style-name="ce22" office:value-type="string">
            <text:p>mu6o_k3-so6-wa_t6-te_t3-pie_t6 / (chmoo)-ro_b6-wan3-ne_k6</text:p>
          </table:table-cell>
          <table:table-cell table:style-name="ce22" office:value-type="string">
            <text:p>helmet. your helmet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83">
            <text:p>183</text:p>
          </table:table-cell>
          <table:table-cell table:style-name="ce3" table:formula="of:=[.B183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czwarty lip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">
            <text:p>0707 <text:s/>104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4">
            <text:p>184</text:p>
          </table:table-cell>
          <table:table-cell table:style-name="ce3" table:formula="of:=[.B184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kan". górna warga. znowu, trochę, mięśni której wydaje się być silniejsze. ta nie rozpryskuje się, gdy wychodzi powietrze od ust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85">
            <text:p>185</text:p>
          </table:table-cell>
          <table:table-cell table:style-name="ce3" table:formula="of:=[.B18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رابع من تموز (يوليو).</text:p>
          </table:table-cell>
          <table:table-cell table:style-name="ce22" office:value-type="string">
            <text:p>tamuwz / yuwliw</text:p>
          </table:table-cell>
          <table:table-cell table:style-name="ce22" office:value-type="string">
            <text:p>it was sunday, the fourth of jul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86">
            <text:p>186</text:p>
          </table:table-cell>
          <table:table-cell table:style-name="ce3" table:formula="of:=[.B18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چهارم ماه ژوئيه بود.</text:p>
          </table:table-cell>
          <table:table-cell table:style-name="ce22" office:value-type="string">
            <text:p>juw'iye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7T09:39:31.42">
            <text:p>0707</text:p>
          </table:table-cell>
          <table:table-cell table:style-name="ce9" office:value-type="string">
            <text:p>v-23</text:p>
          </table:table-cell>
          <table:table-cell table:style-name="ce18" office:value-type="string">
            <text:p>hôm nay trời là rất nóng. / trời không có mây[clod. / ánh[light~1 sáng mặt[face trời[heaven mạnh[strong~1 mẽ / tôi uống nước rất nhiều.</text:p>
          </table:table-cell>
          <table:table-cell table:style-name="ce22" office:value-type="string" table:number-columns-spanned="2" table:number-rows-spanned="1">
            <text:p>今日はとても暑いです。/ 雲がありません。 / 日差しが強いです。 / I drink water very much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">
            <text:p>0707 <text:s/>104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88">
            <text:p>188</text:p>
          </table:table-cell>
          <table:table-cell table:style-name="ce3" table:formula="of:=[.B188]+1" office:value-type="float" office:value="2">
            <text:p>2</text:p>
          </table:table-cell>
          <table:table-cell table:style-name="ce6"/>
          <table:table-cell table:style-name="ce9" office:value-type="string">
            <text:p>v-64</text:p>
          </table:table-cell>
          <table:table-cell table:style-name="ce18" office:value-type="string">
            <text:p>buổi[session sáng[bright bắt[begin~1 đầu lúc[at mấy[how-many giờ[hour? / buổi chiều, bất đầu lúc mấy giờ? / buổi tối, lúc mấy giờ kết thúc?</text:p>
          </table:table-cell>
          <table:table-cell table:style-name="ce22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">
            <text:p>0707 <text:s/>104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9">
            <text:p>189</text:p>
          </table:table-cell>
          <table:table-cell table:style-name="ce3" table:formula="of:=[.B1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정위치으로 도착할 무렵, 크로가 내려왔다. (2) 이어, 얼마 후, 미케가 왔다. (3) 잠시 마사지, "뒹굴". 그리고 돌아가기. &lt;2&gt; 크로를 안아하고. 미케는 옹벽 앞에서 안아하고 올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1">
            <text:p>0707 <text:s/>104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90">
            <text:p>190</text:p>
          </table:table-cell>
          <table:table-cell table:style-name="ce3" table:formula="of:=[.B190]+1" office:value-type="float" office:value="4">
            <text:p>4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1">
            <text:p>0707 <text:s/>1046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91">
            <text:p>191</text:p>
          </table:table-cell>
          <table:table-cell table:style-name="ce3" table:formula="of:=[.B191]+1" office:value-type="float" office:value="5">
            <text:p>5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 / អរគុណ.​ច្រើន។</text:p>
          </table:table-cell>
          <table:table-cell table:style-name="ce22" office:value-type="string">
            <text:p>au6kun3 chi6ran4</text:p>
          </table:table-cell>
          <table:table-cell table:style-name="ce22" office:value-type="string">
            <text:p>thank you. / thank you very much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1">
            <text:p>0707 <text:s/>1046</text:p>
          </table:table-cell>
          <table:table-cell table:number-columns-repeated="1010"/>
        </table:table-row>
        <table:table-row table:style-name="ro33">
          <table:table-cell table:style-name="ce3" table:formula="of:=ROW()-1" office:value-type="float" office:value="192">
            <text:p>192</text:p>
          </table:table-cell>
          <table:table-cell table:style-name="ce3" table:formula="of:=[.B192]+1" office:value-type="float" office:value="6">
            <text:p>6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លាហើយ។　/　ម្តងទៀត​　/　ជួបគ្នាម្តងទៀត។</text:p>
          </table:table-cell>
          <table:table-cell table:style-name="ce22" office:value-type="string">
            <text:p>li6-e3-hai3</text:p>
            <text:p>m6-tong3-tie3_t[again</text:p>
            <text:p>chuup6-ni6[see-you</text:p>
          </table:table-cell>
          <table:table-cell table:style-name="ce22" office:value-type="string">
            <text:p>see you.</text:p>
            <text:p>again.</text:p>
            <text:p>see you again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1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93">
            <text:p>193</text:p>
          </table:table-cell>
          <table:table-cell table:style-name="ce3" table:formula="of:=[.B193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szósty lip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1">
            <text:p>0707 <text:s/>104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94">
            <text:p>194</text:p>
          </table:table-cell>
          <table:table-cell table:style-name="ce3" table:formula="of:=[.B194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kan". w własnie ostatnim minucie, dźwięki wychodzili bardzo piękne. <text:s/>&lt;2&gt; kształt ust w tym chwili, to był : warga dolna, to został spuchnięta, z powodu napięcia mięśni. &lt;3&gt; i, część usta, tuż pod wargie dolnej, został podniosiona w góry, lekko. &lt;4&gt; wygląda to, że te podniosionienie sprawia, że dźwięk przechodzi w dźwięk "kan"-u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7.81">
            <text:p>0707 <text:s/>104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5">
            <text:p>195</text:p>
          </table:table-cell>
          <table:table-cell table:style-name="ce3" table:formula="of:=[.B19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سادس من تموز.</text:p>
          </table:table-cell>
          <table:table-cell table:style-name="ce22"/>
          <table:table-cell table:style-name="ce22" office:value-type="string">
            <text:p>it was tuesday, the sixth of july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96">
            <text:p>196</text:p>
          </table:table-cell>
          <table:table-cell table:style-name="ce3" table:formula="of:=[.B196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/>
          <table:table-cell table:style-name="ce22" table:number-columns-repeated="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97">
            <text:p>197</text:p>
          </table:table-cell>
          <table:table-cell table:style-name="ce3" table:formula="of:=[.B197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ميان وعده می خورم</text:p>
          </table:table-cell>
          <table:table-cell table:style-name="ce22" office:value-type="string">
            <text:p>miyaan / wa'ade[snack / mi'xoraan[eat</text:p>
          </table:table-cell>
          <table:table-cell table:style-name="ce22" office:value-type="string">
            <text:p>I eat snack,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98">
            <text:p>19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99">
            <text:p>19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0">
            <text:p>20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1">
            <text:p>20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2">
            <text:p>20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3">
            <text:p>20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4">
            <text:p>20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1010"/>
        </table:table-row>
        <table:table-row table:style-name="ro3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7T10:46:44.79">
            <text:p>0707 <text:s/>104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7T10:46:47.83">
            <text:p>0707 <text:s/>1046</text:p>
          </table:table-cell>
          <table:table-cell table:style-name="ce7" table:formula="of:=NOW()" office:value-type="date" office:date-value="2021-07-07T10:46:47.83">
            <text:p>0707 <text:s/>104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7T10:46:47.83">
            <text:p>0707 <text:s/>1046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5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35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35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35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35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35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35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34">
          <table:table-cell table:number-columns-repeated="12"/>
          <table:table-cell table:style-name="ce7"/>
          <table:table-cell table:number-columns-repeated="1011"/>
        </table:table-row>
        <table:table-row table:style-name="ro35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35" table:number-rows-repeated="1048322">
          <table:table-cell table:number-columns-repeated="1024"/>
        </table:table-row>
        <table:table-row table:style-name="ro35">
          <table:table-cell table:number-columns-repeated="1024"/>
        </table:table-row>
      </table:table>
      <table:database-ranges>
        <table:database-range table:target-range-address="main.A2:main.AMJ16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7">2021/07/07</text:date>, <text:time>10:46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7T10:46:46.85</dc:date>
    <dc:creator>iwabuchi ken</dc:creator>
    <meta:editing-duration>P4DT8H38M36S</meta:editing-duration>
    <meta:editing-cycles>639</meta:editing-cycles>
    <meta:generator>OpenOffice/4.1.3$Win32 OpenOffice.org_project/413m1$Build-9783</meta:generator>
    <meta:document-statistic meta:table-count="2" meta:cell-count="1642" meta:object-count="0"/>
  </office:meta>
</office:document-meta>
</file>